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600C12CDD4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frame draw:style-name="gr1" draw:text-style-name="P1" draw:layer="layout" svg:width="18.465cm" svg:height="27.699cm" svg:x="1.267cm" svg:y="1cm">
          <draw:image xlink:href="Pictures/100000000000040000000600C12CDD4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1"/>
    <meta:generator>LibreOffice/25.2.5.2$Windows_X86_64 LibreOffice_project/03d19516eb2e1dd5d4ccd751a0d6f35f35e08022</meta:generator>
  </office:meta>
</office:document-meta>
</file>